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" svg:font-family="Lucidasans"/>
    <style:font-face style:name="Times new Roman" svg:font-family="'Times new Roman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Standard">
      <style:text-properties style:font-name="Times new Roman" fo:font-size="10pt" fo:language="es" fo:country="ES" style:font-size-asian="10pt" style:font-size-complex="10pt"/>
    </style:style>
    <style:style style:name="P2" style:family="paragraph" style:parent-style-name="Normal">
      <style:text-properties style:font-name="Times new Roman" fo:font-size="10pt" fo:language="es" fo:country="ES" fo:font-style="italic" style:font-size-asian="10pt" style:font-style-asian="italic" style:font-size-complex="10pt" style:font-style-complex="italic"/>
    </style:style>
    <style:style style:name="P3" style:family="paragraph" style:parent-style-name="Normal">
      <style:text-properties style:font-name="Times new Roman" fo:font-size="10pt" fo:language="es" fo:country="ES" style:font-size-asian="10pt" style:font-size-complex="10pt"/>
    </style:style>
    <style:style style:name="P4" style:family="paragraph" style:parent-style-name="Normal">
      <style:paragraph-properties fo:margin-left="1.984cm" fo:margin-right="0cm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5" style:family="paragraph" style:parent-style-name="Normal">
      <style:paragraph-properties fo:margin-left="1.984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6" style:family="paragraph" style:parent-style-name="Normal" style:list-style-name="L1">
      <style:paragraph-properties fo:margin-left="1.984cm" fo:margin-right="0cm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7" style:family="paragraph" style:parent-style-name="Normal" style:list-style-name="L2">
      <style:paragraph-properties fo:margin-left="1.984cm" fo:margin-right="0cm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8" style:family="paragraph" style:parent-style-name="Normal" style:list-style-name="L3">
      <style:paragraph-properties fo:margin-left="1.984cm" fo:margin-right="0cm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9" style:family="paragraph" style:parent-style-name="Normal" style:list-style-name="L4">
      <style:paragraph-properties fo:margin-left="1.984cm" fo:margin-right="0cm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10" style:family="paragraph" style:parent-style-name="Normal" style:list-style-name="L5">
      <style:paragraph-properties fo:margin-left="1.984cm" fo:margin-right="0cm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style:font-size-asian="9pt" style:font-size-complex="9pt"/>
    </style:style>
    <style:style style:name="P11" style:family="paragraph" style:parent-style-name="Normal" style:list-style-name="L6">
      <style:paragraph-properties fo:margin-left="1.984cm" fo:margin-right="0cm" fo:text-indent="-0.635cm" style:auto-text-indent="false">
        <style:tab-stops>
          <style:tab-stop style:position="0cm"/>
        </style:tab-stops>
      </style:paragraph-properties>
      <style:text-properties style:font-name="Times new Roman" fo:font-size="9pt" fo:language="es" fo:country="ES" style:font-size-asian="9pt" style:font-size-complex="9pt"/>
    </style:style>
    <style:style style:name="P12" style:family="paragraph" style:parent-style-name="Normal">
      <style:text-properties fo:color="#000000" style:font-name="Times new Roman" fo:font-size="10pt" fo:language="es" fo:country="ES" style:font-size-asian="10pt" style:font-size-complex="10pt"/>
    </style:style>
    <style:style style:name="P13" style:family="paragraph" style:parent-style-name="Normal">
      <style:text-properties fo:color="#000000" style:font-name="Times new Roman" fo:font-size="12pt" fo:language="es" fo:country="ES" style:font-size-asian="12pt" style:font-size-complex="12pt"/>
    </style:style>
    <style:style style:name="P14" style:family="paragraph" style:parent-style-name="Normal">
      <style:text-properties fo:color="#000000" style:font-name="Times new Roman" fo:font-size="8pt" fo:language="es" fo:country="ES" fo:font-style="italic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DE PROGRAMACIÓ </text:p>
      <text:p text:style-name="P2">wida1 Febrer 2006</text:p>
      <text:p text:style-name="P3">Observacions:</text:p>
      <text:p text:style-name="P4">Abans de començar a teclejar:</text:p>
      <text:p text:style-name="P5">Llegir els enunciats complerts, tot entenent-los. Tenir pensada l’estructura del programa (esquema), que serà la base dels comentaris.</text:p>
      <text:list text:style-name="L1">
        <text:list-item>
          <text:p text:style-name="P6">No acomplir alguna de les observacions anteriors restarà punts.</text:p>
        </text:list-item>
      </text:list>
      <text:list text:style-name="L2">
        <text:list-item>
          <text:p text:style-name="P7">La il·legibilitat també.</text:p>
        </text:list-item>
      </text:list>
      <text:list text:style-name="L3">
        <text:list-item>
          <text:p text:style-name="P8">No posar capçalera <text:span text:style-name="T1">serà un 0.</text:span></text:p>
        </text:list-item>
      </text:list>
      <text:list text:style-name="L4">
        <text:list-item>
          <text:p text:style-name="P9">Un programa que no funcioni <text:span text:style-name="T1">està suspès.</text:span> </text:p>
        </text:list-item>
      </text:list>
      <text:list text:style-name="L5">
        <text:list-item>
          <text:p text:style-name="P10"><text:span text:style-name="T2">El directori es dirà </text:span><text:span text:style-name="T3">exwidaxxxx</text:span><text:span text:style-name="T2"> (on widaxxxx es el vostre login) on desareu els exercicis</text:span><text:span text:style-name="T4">.</text:span></text:p>
        </text:list-item>
      </text:list>
      <text:list text:style-name="L6">
        <text:list-item>
          <text:p text:style-name="P11">En aquest examen NO cal fer control d'entrades (excepcionalment)</text:p>
        </text:list-item>
      </text:list>
      <text:p text:style-name="P12"/>
      <text:p text:style-name="P13">Volem fer un projecte que gestioni les notes de les assignatures dels alumnes. Per això crearem les classes Alumne, Assignatura i Professor. A més tindrem una altre classe TestNotes que provarà aquestes classes.</text:p>
      <text:p text:style-name="P13"/>
      <text:p text:style-name="P13">La classe Assignatura ha de contenir:</text:p>
      <text:p text:style-name="P13"><text:tab/>Dos camps <text:span text:style-name="T5">private</text:span> de tipus String (l’identificador) i double (la nota)</text:p>
      <text:p text:style-name="P13"><text:tab/>Un constructor amb un paràmetre de tipus String.</text:p>
      <text:p text:style-name="P13"><text:tab/>Un getter per a cada un dels atributs.</text:p>
      <text:p text:style-name="P13"><text:tab/>Un setter per a la nota.</text:p>
      <text:p text:style-name="P13"><text:tab/>Un <text:span text:style-name="T6">toString</text:span> (El format l’hareu de deduir a partir dels fitxers adjunts)</text:p>
      <text:p text:style-name="P13"/>
      <text:p text:style-name="P13">La classe Alumne ha de contenir:</text:p>
      <text:p text:style-name="P13"><text:tab/>Dos camps private de tipus ArrayList (col·lecció d’assignatures) i un String (la <text:tab/>matricula)</text:p>
      <text:p text:style-name="P13"><text:tab/>Un constructor amb un paràmetre de tipus String.</text:p>
      <text:p text:style-name="P13"><text:tab/>Un getter per a cadascun dels atributs.</text:p>
      <text:p text:style-name="P13"><text:tab/>Un mètode <text:span text:style-name="T6">addAssignatura</text:span><text:span text:style-name="T7"> amb un paràmetre de tipus Assignatura que no retorna <text:tab/>res. Es controlarà que l’Assignatura en questió no estigui sent cursada ja per l’alumne <text:tab/>(es a dir no podem tenir dues <text:tab/>assignatures amb el mateix nom) Per tant si <text:tab/>l’Assignatura ja existeix no s’afegeix i a més es mostra un missatge.</text:span></text:p>
      <text:p text:style-name="P13"><text:tab/>Un mètode <text:span text:style-name="T6">toString</text:span>. Aquest mètode haurà de cridar per cada Assignatura al mètode <text:tab/><text:span text:style-name="T6">toString</text:span> d’Assignatura, els anirà concatenant i retornarà el String resultant. </text:p>
      <text:p text:style-name="P13"/>
      <text:p text:style-name="P13">La classe Professor ha de contenir:</text:p>
      <text:p text:style-name="P13"><text:tab/>Un camp <text:span text:style-name="T5">private</text:span> de tipus String (el dni)</text:p>
      <text:p text:style-name="P13"><text:tab/>Un constructor amb un paràmetre de tipus String</text:p>
      <text:p text:style-name="P13"><text:tab/>Un getter per al dni</text:p>
      <text:p text:style-name="P13"><text:tab/>Un mètode <text:span text:style-name="T6">qualificaAlumne</text:span> amb un paràmetre de tipus Alumne i no retorna res. <text:tab/>Aquest professor que no té gaire criteri possa una nota a cada asigantura de l’alumne <text:tab/>de forma aleatòria. Per això utilitzareu la funció Math.random() que retorna un double <text:tab/>de forma aleatòria entre 0 i 1. La nota de cada Assignatura ha d’estar entre 0 i 10</text:p>
      <text:p text:style-name="P13"><text:tab/>Un mètode <text:span text:style-name="T6">calcularMitjana </text:span><text:span text:style-name="T7">amb un paràmetre de tipus Alumne i retorna un double. <text:tab/>Aquest double serà la mitja de les notes que té l’alumne.</text:span></text:p>
      <text:p text:style-name="P13"/>
      <text:p text:style-name="P13">Heu d’aconseguir que us funcioni TestNotes amb una sortida el més semblant possible a “sortida.txt”</text:p>
      <text:p text:style-name="P14"/>
      <text:p text:style-name="P14">getter (mètode getAlgunaCosa de tipus public que ens retorna AlgunaCosa, recordem que aquest AlgunaCosa és un camp “private” i no pot es pot accedir externament a ell)</text:p>
      <text:p text:style-name="P14">setter (semblant al getter però per modificar el valor d’un camp “private”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" svg:font-family="Lucidasans"/>
    <style:font-face style:name="Times new Roman" svg:font-family="'Times new Roman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Normal" style:family="paragraph" style:parent-style-name="Standard">
      <style:text-properties fo:font-size="10pt" fo:language="es" fo:country="ES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RTF_5f_Num_20_3_20_1" style:display-name="RTF_Num 3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font-size-complex="12pt"/>
    </style:style>
    <style:style style:name="Normal" style:family="text">
      <style:text-properties fo:font-size="10pt" fo:language="es" fo:country="ES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 text:consecutive-numbering="true">
      <text:list-level-style-number text:level="1" style:num-suffix="*" style:num-format="" text:start-value="0"/>
      <text:list-level-style-number text:level="2" style:num-suffix="*" style:num-format="" text:start-value="0"/>
      <text:list-level-style-number text:level="3" style:num-suffix="*" style:num-format="" text:start-value="0"/>
      <text:list-level-style-number text:level="4" style:num-suffix="*" style:num-format="" text:start-value="0"/>
      <text:list-level-style-number text:level="5" style:num-suffix="*" style:num-format="" text:start-value="0"/>
      <text:list-level-style-number text:level="6" style:num-suffix="*" style:num-format="" text:start-value="0"/>
      <text:list-level-style-number text:level="7" style:num-suffix="*" style:num-format="" text:start-value="0"/>
      <text:list-level-style-number text:level="8" style:num-suffix="*" style:num-format="" text:start-value="0"/>
      <text:list-level-style-number text:level="9" style:num-suffix="*" style:num-format="" text:start-value="0"/>
      <text:list-level-style-number text:level="10" style:num-suffix="*" style:num-format="" text:start-value="0"/>
    </text:list-style>
    <text:list-style style:name="RTF_5f_Num_20_3" style:display-name="RTF_Num 3" text:consecutive-numbering="true">
      <text:list-level-style-bullet text:level="1" text:style-name="RTF_5f_Num_20_3_20_1" style:num-suffix="*" text:bullet-char="">
        <style:text-properties style:font-name="Symbol"/>
      </text:list-level-style-bullet>
      <text:list-level-style-number text:level="2" style:num-suffix="*" style:num-format="" text:start-value="0"/>
      <text:list-level-style-number text:level="3" style:num-suffix="*" style:num-format="" text:start-value="0"/>
      <text:list-level-style-number text:level="4" style:num-suffix="*" style:num-format="" text:start-value="0"/>
      <text:list-level-style-number text:level="5" style:num-suffix="*" style:num-format="" text:start-value="0"/>
      <text:list-level-style-number text:level="6" style:num-suffix="*" style:num-format="" text:start-value="0"/>
      <text:list-level-style-number text:level="7" style:num-suffix="*" style:num-format="" text:start-value="0"/>
      <text:list-level-style-number text:level="8" style:num-suffix="*" style:num-format="" text:start-value="0"/>
      <text:list-level-style-number text:level="9" style:num-suffix="*" style:num-format="" text:start-value="0"/>
      <text:list-level-style-number text:level="10" style:num-suffix="*" style:num-format="" text:start-value="0"/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499cm" fo:margin-bottom="1.199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3-11-14T17:16:20</meta:creation-date>
    <dc:date>2006-02-22T17:17:12</dc:date>
    <meta:print-date>2006-02-22T16:55:30</meta:print-date>
    <dc:language>ca-ES</dc:language>
    <meta:editing-cycles>33</meta:editing-cycles>
    <meta:editing-duration>PT4H2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438" meta:character-count="2682"/>
  </office:meta>
</office:document-meta>
</file>